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938cm" svg:height="1.762cm" svg:x="6.128cm" svg:y="1.459cm">
          <text:p text:style-name="P1"><text:span text:style-name="T1">I &gt; 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1.938cm" svg:height="1.762cm" svg:x="6.108cm" svg:y="3.698cm">
          <text:p text:style-name="P1"><text:span text:style-name="T1">L &lt; I &lt; 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4" draw:layer="layout" svg:width="1.938cm" svg:height="1.762cm" svg:x="6.128cm" svg:y="5.859cm">
          <text:p text:style-name="P1"><text:span text:style-name="T1">I &lt; 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4.63cm" svg:y1="4.621cm" svg:x2="6.128cm" svg:y2="2.339cm" draw:start-shape="id1" draw:start-glue-point="10" draw:end-shape="id2" draw:end-glue-point="5" svg:d="m4630 4621c1123 0 375-2282 1498-2282">
          <text:p/>
        </draw:connector>
        <draw:connector draw:style-name="gr2" draw:text-style-name="P1" draw:layer="layout" draw:type="line" svg:x1="4.63cm" svg:y1="4.621cm" svg:x2="6.108cm" svg:y2="4.578cm" draw:start-shape="id1" draw:start-glue-point="10" draw:end-shape="id3" draw:end-glue-point="5" svg:d="m4630 4621 1478-43">
          <text:p/>
        </draw:connector>
        <draw:connector draw:style-name="gr2" draw:text-style-name="P1" draw:layer="layout" draw:type="curve" svg:x1="4.63cm" svg:y1="4.622cm" svg:x2="6.128cm" svg:y2="6.739cm" draw:start-shape="id1" draw:end-shape="id4" draw:end-glue-point="5" svg:d="m4630 4622c1123 0 375 2117 1498 2117">
          <text:p/>
        </draw:connector>
        <draw:custom-shape draw:style-name="gr1" draw:text-style-name="P2" draw:id="id5" draw:layer="layout" svg:width="2.505cm" svg:height="0.881cm" svg:x="8.903cm" svg:y="1.89cm">
          <text:p text:style-name="P1"><text:span text:style-name="T1">P' = P +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2.505cm" svg:height="0.881cm" svg:x="8.884cm" svg:y="4.151cm">
          <text:p text:style-name="P1"><text:span text:style-name="T1">P' = 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2.505cm" svg:height="0.881cm" svg:x="8.885cm" svg:y="6.312cm">
          <text:p text:style-name="P1"><text:span text:style-name="T1">P' = P - 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66cm" svg:y1="2.339cm" svg:x2="8.903cm" svg:y2="2.33cm" draw:start-shape="id2" draw:start-glue-point="7" draw:end-shape="id5" draw:end-glue-point="3" svg:d="m8066 2339 837-9">
          <text:p/>
        </draw:connector>
        <draw:connector draw:style-name="gr2" draw:text-style-name="P1" draw:layer="layout" draw:type="line" svg:x1="8.046cm" svg:y1="4.578cm" svg:x2="8.884cm" svg:y2="4.591cm" draw:start-shape="id3" draw:start-glue-point="7" draw:end-shape="id6" draw:end-glue-point="3" svg:d="m8046 4578 838 13">
          <text:p/>
        </draw:connector>
        <draw:connector draw:style-name="gr2" draw:text-style-name="P1" draw:layer="layout" draw:type="line" svg:x1="8.066cm" svg:y1="6.739cm" svg:x2="8.885cm" svg:y2="6.752cm" draw:start-shape="id4" draw:start-glue-point="7" draw:end-shape="id7" draw:end-glue-point="3" svg:d="m8066 6739 819 13">
          <text:p/>
        </draw:connector>
        <draw:connector draw:style-name="gr2" draw:text-style-name="P1" draw:layer="layout" draw:type="curve" svg:x1="11.408cm" svg:y1="2.33cm" svg:x2="12.536cm" svg:y2="4.622cm" draw:start-shape="id5" draw:start-glue-point="1" draw:end-shape="id8" draw:end-glue-point="6" svg:d="m11408 2330c846 0 282 2292 1128 2292">
          <text:p/>
        </draw:connector>
        <draw:connector draw:style-name="gr2" draw:text-style-name="P1" draw:layer="layout" draw:type="curve" svg:x1="11.39cm" svg:y1="6.752cm" svg:x2="12.536cm" svg:y2="4.622cm" draw:start-shape="id7" draw:start-glue-point="1" draw:end-shape="id8" draw:end-glue-point="6" svg:d="m11390 6752c859 0 287-2130 1146-2130">
          <text:p/>
        </draw:connector>
        <draw:connector draw:style-name="gr2" draw:text-style-name="P1" draw:layer="layout" draw:type="line" svg:x1="11.389cm" svg:y1="4.591cm" svg:x2="12.536cm" svg:y2="4.622cm" draw:start-shape="id6" draw:start-glue-point="1" draw:end-shape="id8" draw:end-glue-point="6" svg:d="m11389 4591 1147 31">
          <text:p/>
        </draw:connector>
        <draw:custom-shape draw:style-name="gr3" draw:text-style-name="P3" draw:id="id1" draw:layer="layout" svg:width="3.094cm" svg:height="1.441cm" svg:x="1.536cm" svg:y="3.902cm">
          <text:p text:style-name="P1"><text:span text:style-name="T2">Input: I (IP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8" draw:layer="layout" svg:width="3.094cm" svg:height="1.441cm" svg:x="12.536cm" svg:y="3.903cm">
          <text:p text:style-name="P1"><text:span text:style-name="T2">Output: P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3:11:43</meta:creation-date>
    <dc:date>2009-07-19T00:28:28</dc:date>
    <meta:editing-duration>PT00H17M47S</meta:editing-duration>
    <meta:editing-cycles>4</meta:editing-cycles>
    <meta:generator>OpenOffice.org/3.1$Linux OpenOffice.org_project/310m11$Build-9399</meta:generator>
    <meta:document-statistic meta:object-count="17"/>
  </office:meta>
</office:document-meta>
</file>